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Iskoola Pota" svg:font-family="Iskoola Pota" style:font-family-generic="swiss" style:font-pitch="variable" svg:panose-1="2 11 8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Hello {d.firstname} {d.lastname} !<text:s/>My Name is aasit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Iskoola Pota" svg:font-family="Iskoola Pota" style:font-family-generic="swiss" style:font-pitch="variable" svg:panose-1="2 11 8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06-06T00:18:00Z</meta:creation-date>
    <dc:date>2020-09-11T16:14:00Z</dc:date>
    <meta:template xlink:href="Normal.dotm" xlink:type="simple"/>
    <meta:editing-cycles>3</meta:editing-cycles>
    <meta:editing-duration>PT60S</meta:editing-duration>
    <meta:document-statistic meta:page-count="1" meta:paragraph-count="1" meta:word-count="7" meta:character-count="52" meta:row-count="1" meta:non-whitespace-character-count="46"/>
  </office:meta>
</office:document-meta>
</file>